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307c" officeooo:paragraph-rsid="0011307c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307c" officeooo:paragraph-rsid="00136873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307c" officeooo:paragraph-rsid="0012a2b2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307c" officeooo:paragraph-rsid="0011455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307c" officeooo:paragraph-rsid="00159757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307c" officeooo:paragraph-rsid="001b0c8c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1307c" officeooo:paragraph-rsid="001be545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be545" officeooo:paragraph-rsid="001be54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be545" officeooo:paragraph-rsid="001bec2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be545" officeooo:paragraph-rsid="001daa5b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be545" officeooo:paragraph-rsid="001e2ca3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be545" officeooo:paragraph-rsid="002037ff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be545" officeooo:paragraph-rsid="00215f4a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be545" officeooo:paragraph-rsid="0022f29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be545" officeooo:paragraph-rsid="00244a41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paragraph-rsid="0011455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Liberation Serif" fo:font-size="12pt" fo:font-weight="normal" officeooo:rsid="0011307c" officeooo:paragraph-rsid="0011307c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paragraph-rsid="0015975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paragraph-rsid="001be545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paragraph-rsid="001daa5b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paragraph-rsid="00215f4a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paragraph-rsid="0022f296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ab0202" style:font-name="Roboto" fo:font-size="9.60000038146973pt" fo:letter-spacing="normal" fo:font-style="normal" fo:font-weight="bold" officeooo:rsid="001be545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ab0202" style:font-name="Roboto" fo:font-size="9.60000038146973pt" fo:letter-spacing="normal" fo:font-style="normal" fo:font-weight="bold" officeooo:rsid="00244a41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ab0202" style:font-name="Roboto" fo:letter-spacing="normal" fo:font-style="normal" fo:font-weight="bold" officeooo:rsid="001be545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ab0202" fo:letter-spacing="normal" fo:font-style="normal" fo:font-weight="bold" officeooo:rsid="001be545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ab0202" fo:letter-spacing="normal" fo:font-style="normal" officeooo:rsid="001be545" fo:background-color="transparent" loext:char-shading-value="0"/>
    </style:style>
    <style:style style:name="T6" style:family="text">
      <style:text-properties fo:font-variant="normal" fo:text-transform="none" fo:letter-spacing="normal" fo:font-style="normal" officeooo:rsid="001be545" fo:background-color="transparent" loext:char-shading-value="0"/>
    </style:style>
    <style:style style:name="T7" style:family="text">
      <style:text-properties fo:font-variant="normal" fo:text-transform="none" fo:letter-spacing="normal" fo:font-style="normal" officeooo:rsid="00177a34"/>
    </style:style>
    <style:style style:name="T8" style:family="text">
      <style:text-properties fo:font-variant="normal" fo:text-transform="none" fo:letter-spacing="normal" fo:font-style="normal" officeooo:rsid="0011307c"/>
    </style:style>
    <style:style style:name="T9" style:family="text">
      <style:text-properties fo:font-variant="normal" fo:text-transform="none" fo:letter-spacing="normal" fo:font-style="normal" officeooo:rsid="00142129"/>
    </style:style>
    <style:style style:name="T10" style:family="text">
      <style:text-properties fo:font-variant="normal" fo:text-transform="none" fo:letter-spacing="normal" fo:font-style="normal" officeooo:rsid="00159757"/>
    </style:style>
    <style:style style:name="T11" style:family="text">
      <style:text-properties fo:font-variant="normal" fo:text-transform="none" fo:letter-spacing="normal" fo:font-style="normal" officeooo:rsid="001be545"/>
    </style:style>
    <style:style style:name="T12" style:family="text">
      <style:text-properties fo:font-variant="normal" fo:text-transform="none" fo:letter-spacing="normal" fo:font-style="normal" officeooo:rsid="001be545"/>
    </style:style>
    <style:style style:name="T13" style:family="text">
      <style:text-properties officeooo:rsid="00114554"/>
    </style:style>
    <style:style style:name="T14" style:family="text">
      <style:text-properties officeooo:rsid="0012a2b2"/>
    </style:style>
    <style:style style:name="T15" style:family="text">
      <style:text-properties officeooo:rsid="00136873"/>
    </style:style>
    <style:style style:name="T16" style:family="text">
      <style:text-properties officeooo:rsid="0013e784"/>
    </style:style>
    <style:style style:name="T17" style:family="text">
      <style:text-properties officeooo:rsid="00142129"/>
    </style:style>
    <style:style style:name="T18" style:family="text">
      <style:text-properties officeooo:rsid="00177a34"/>
    </style:style>
    <style:style style:name="T19" style:family="text">
      <style:text-properties officeooo:rsid="001bec2e"/>
    </style:style>
    <style:style style:name="T20" style:family="text">
      <style:text-properties officeooo:rsid="001daa5b"/>
    </style:style>
    <style:style style:name="T21" style:family="text">
      <style:text-properties officeooo:rsid="001e2ca3"/>
    </style:style>
    <style:style style:name="T22" style:family="text">
      <style:text-properties officeooo:rsid="002037ff"/>
    </style:style>
    <style:style style:name="T23" style:family="text">
      <style:text-properties officeooo:rsid="00215f4a"/>
    </style:style>
    <style:style style:name="T24" style:family="text">
      <style:text-properties officeooo:rsid="0022f296"/>
    </style:style>
    <style:style style:name="T25" style:family="text">
      <style:text-properties officeooo:rsid="00244a41"/>
    </style:style>
    <style:style style:name="T26" style:family="text">
      <style:text-properties officeooo:rsid="00270a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tab/>Belstar Web Application</text:p>
      <text:p text:style-name="P17"/>
      <text:p text:style-name="P17">Cash In Risk</text:p>
      <text:p text:style-name="P1"/>
      <text:p text:style-name="P1">1. # Branch NOT Yet to Deposited after @ 2p.m</text:p>
      <text:p text:style-name="P1"/>
      <text:p text:style-name="P1">select </text:p>
      <text:p text:style-name="P1">COUNT(BranchID) as availableBranchs</text:p>
      <text:p text:style-name="P1">from</text:p>
      <text:p text:style-name="P1">data-analytics-336013.cashatrisk.BranchNotDepositedTable</text:p>
      <text:p text:style-name="P1">WHERE 1 = 1</text:p>
      <text:p text:style-name="P1">AND RunningDate = '2024-05-09' <text:s/>and (ModelID) in ('PRAGAT', 'SHG', 'SP' )</text:p>
      <text:p text:style-name="P1"/>
      <text:p text:style-name="P2"><text:span text:style-name="T16">2</text:span>. # Branch NOT Yet to Deposited after @ 2p.m <text:span text:style-name="T15">(Excel)</text:span></text:p>
      <text:p text:style-name="P1"/>
      <text:p text:style-name="P1">select </text:p>
      <text:p text:style-name="P1">DISTINCT Model,StateName,RegionID,RegionName,BranchID,BranchName,EmployeeCode as EmployeeId,EmployeeName,OpeningBalance as OpeningAmount,</text:p>
      <text:p text:style-name="P1">CashAtBranch as PendingAmount</text:p>
      <text:p text:style-name="P1">from</text:p>
      <text:p text:style-name="P1">data-analytics-336013.cashatrisk.BranchNotDepositedTable</text:p>
      <text:p text:style-name="P1">WHERE 1 = 1</text:p>
      <text:p text:style-name="P2">AND RunningDate = "'2024-05-09'" and (ModelID) in ("'PRAGAT'", "'SHG'", "'SP'") </text:p>
      <text:p text:style-name="P1"/>
      <text:p text:style-name="P1"><text:span text:style-name="T16">3</text:span>. # Branch Partially Deposit &lt; 85% Threshold</text:p>
      <text:p text:style-name="P1"/>
      <text:p text:style-name="P1"><text:s/>select </text:p>
      <text:p text:style-name="P1">count(DISTINCT BranchID) as totalPartiallyDeposited,</text:p>
      <text:p text:style-name="P1">sum(AmountToBeDeposit) as totalAmountToBeDeposit,</text:p>
      <text:p text:style-name="P1">from</text:p>
      <text:p text:style-name="P1">data-analytics-336013.cashatrisk.BranchPartiallyDepositedTable</text:p>
      <text:p text:style-name="P1">WHERE 1 = 1</text:p>
      <text:p text:style-name="P1">AND RunningDate = '2024-05-09' <text:s/>and (ModelID) in ('PRAGAT', 'SHG', 'SP')</text:p>
      <text:p text:style-name="P1"/>
      <text:p text:style-name="P3"><text:span text:style-name="T16">4</text:span>. # Branch Partially Deposit &lt; 85% Threshold <text:span text:style-name="T14">(Excel)</text:span></text:p>
      <text:p text:style-name="P1"/>
      <text:p text:style-name="P1">select </text:p>
      <text:p text:style-name="P1">DISTINCT Model,StateName,RegionID,RegionName,BranchID,BranchName,EmployeeCode as EmployeeId,EmployeeName,TresholdPct,</text:p>
      <text:p text:style-name="P1">CashAtBranch2M as CollectedAmount,PartiallyDepositedAmount,PendingAmountAt6PM as PendingAmount</text:p>
      <text:p text:style-name="P1">from data-analytics-336013.cashatrisk.BranchPartiallyDepositedTable</text:p>
      <text:p text:style-name="P1">WHERE 1 = 1</text:p>
      <text:p text:style-name="P3">AND RunningDate = "'2024-05-09'" <text:s/>and (ModelID) in ("'PRAGAT'", "'SHG'", "'SP'") </text:p>
      <text:p text:style-name="P1"/>
      <text:p text:style-name="P16"><text:span text:style-name="T16">5</text:span><text:span text:style-name="T13">. </text:span># Branch having &gt; 5Lakh Amount</text:p>
      <text:p text:style-name="P16"/>
      <text:p text:style-name="P1">select </text:p>
      <text:p text:style-name="P1">count(DISTINCT BranchID) as AvailableBranchs,</text:p>
      <text:p text:style-name="P1">sum(PendingAmountAt6PM) as PendingAmountAt6PM</text:p>
      <text:p text:style-name="P1">from</text:p>
      <text:p text:style-name="P1">data-analytics-336013.cashatrisk.BchGt5Lak</text:p>
      <text:p text:style-name="P1"><text:soft-page-break/>WHERE 1 = 1</text:p>
      <text:p text:style-name="P4">AND RunningDate = '2024-05-09' <text:s text:c="3"/>and (ModelID) in ('PRAGAT', 'SHG', 'SP') </text:p>
      <text:p text:style-name="P4"/>
      <text:p text:style-name="P4"/>
      <text:p text:style-name="P4"><text:span text:style-name="T16">6</text:span><text:span text:style-name="T13">. </text:span># Branch having &gt; 5Lakh Amount <text:span text:style-name="T13">(Excel)</text:span></text:p>
      <text:p text:style-name="P4"/>
      <text:p text:style-name="P4">select </text:p>
      <text:p text:style-name="P4">DISTINCT ModelDesc as Model,StateName,RegionID,RegionName,BranchID,BranchName,EmpCode as EmployeeId,</text:p>
      <text:p text:style-name="P4">PendingAmountAt6PM as PendingAmount</text:p>
      <text:p text:style-name="P4">from data-analytics-336013.cashatrisk.BchGt5Lak</text:p>
      <text:p text:style-name="P4">WHERE 1 = 1</text:p>
      <text:p text:style-name="P4">AND RunningDate = "'2024-05-09'" <text:s/>and (ModelID) in ("'PRAGAT'", "'SHG'", "'SP'" ) </text:p>
      <text:p text:style-name="P4"/>
      <text:p text:style-name="P4"/>
      <text:p text:style-name="P4"><text:span text:style-name="T18">7.</text:span>Performance Score Dashboard <text:span text:style-name="T17">(vertical)</text:span></text:p>
      <text:p text:style-name="P4"/>
      <text:p text:style-name="P4">select </text:p>
      <text:p text:style-name="P4">NR.VerticalID as stateName,COUNT(DISTINCT BND.BranchID) as countBND,COUNT(DISTINCT BPD.BranchID) as countBPD,COUNT(DISTINCT HRB.BranchID) as countHRB,COUNT(DISTINCT BG5L.BranchID) as countBG5L,</text:p>
      <text:p text:style-name="P4">from data-analytics-336013.cashatrisk.NonRemittance as NR </text:p>
      <text:p text:style-name="P4">left join data-analytics-336013.cashatrisk.BranchNotDepositedTable as BND on BND.BranchID = NR.BranchID</text:p>
      <text:p text:style-name="P4">left join data-analytics-336013.cashatrisk.BranchPartiallyDepositedTable as BPD on BPD.BranchID = NR.BranchID</text:p>
      <text:p text:style-name="P4">left join data-analytics-336013.cashatrisk.HighRiskBchTable as HRB on HRB.BranchID = NR.BranchID</text:p>
      <text:p text:style-name="P4">left join data-analytics-336013.cashatrisk.BchGt5Lak as BG5L on BG5L.BranchID = NR.BranchID</text:p>
      <text:p text:style-name="P4">where 1=1</text:p>
      <text:p text:style-name="P4">AND NR.VerticalID is not null</text:p>
      <text:p text:style-name="P5">AND NR.RunningDate = '2024-05-09' <text:s/>and (NR.ModelID) in ( 'PRAGAT', 'SHG', 'SP' ) group by NR.VerticalID,NR.VerticalName</text:p>
      <text:p text:style-name="P4">order by NR.VerticalName asc </text:p>
      <text:p text:style-name="P4"/>
      <text:p text:style-name="P18"><text:span text:style-name="T7">8.</text:span><text:span text:style-name="T8">Performance Score Dashboard </text:span><text:span text:style-name="T9">(</text:span><text:span text:style-name="T10">State</text:span><text:span text:style-name="T9">) </text:span></text:p>
      <text:p text:style-name="P4"/>
      <text:p text:style-name="P4">select </text:p>
      <text:p text:style-name="P4">NR.StateID as stateName,COUNT(DISTINCT BND.BranchID) as countBND,COUNT(DISTINCT BPD.BranchID) as countBPD,COUNT(DISTINCT HRB.BranchID) as countHRB,COUNT(DISTINCT BG5L.BranchID) as countBG5L,</text:p>
      <text:p text:style-name="P4">from data-analytics-336013.cashatrisk.NonRemittance as NR </text:p>
      <text:p text:style-name="P4">left join data-analytics-336013.cashatrisk.BranchNotDepositedTable as BND on BND.BranchID = NR.BranchID</text:p>
      <text:p text:style-name="P4">left join data-analytics-336013.cashatrisk.BranchPartiallyDepositedTable as BPD on BPD.BranchID = NR.BranchID</text:p>
      <text:p text:style-name="P4">left join data-analytics-336013.cashatrisk.HighRiskBchTable as HRB on HRB.BranchID = NR.BranchID</text:p>
      <text:p text:style-name="P4">left join data-analytics-336013.cashatrisk.BchGt5Lak as BG5L on BG5L.BranchID = NR.BranchID</text:p>
      <text:p text:style-name="P4">where 1=1</text:p>
      <text:p text:style-name="P4">AND NR.StateID is not null</text:p>
      <text:p text:style-name="P5"><text:soft-page-break/>AND NR.RunningDate = '2024-05-09' <text:s/>and (NR.ModelID) in ( 'PRAGAT', 'SHG', 'SP') group by NR.StateID, NR.StateName order by NR.StateName asc</text:p>
      <text:p text:style-name="P5"/>
      <text:p text:style-name="P5"/>
      <text:p text:style-name="P8"><text:span text:style-name="T26">9.</text:span>India map (State, Region, Branch count)</text:p>
      <text:p text:style-name="P5"/>
      <text:p text:style-name="P5">SELECT COUNT(DISTINCT StateID) AS Statecnt , </text:p>
      <text:p text:style-name="P5">COUNT(DISTINCT RegionID) AS Regioncnt , </text:p>
      <text:p text:style-name="P5">COUNT(DISTINCT BranchID) Branchcnt &gt; <text:s text:c="6"/>FROM data-analytics-336013.SO_Dashboard.fp_kpi_portfolio_od_par_table L</text:p>
      <text:p text:style-name="P5">WHERE 1 = 1 </text:p>
      <text:p text:style-name="P6">AND L.RunningDate = '2024-05-09' and (ModelID) in ('PRAGAT', 'SHG', 'SP' )</text:p>
      <text:p text:style-name="P6"/>
      <text:p text:style-name="P8"><text:span text:style-name="T26">10.</text:span>India map Data (BPD)</text:p>
      <text:p text:style-name="P6"/>
      <text:p text:style-name="P6">SELECT </text:p>
      <text:p text:style-name="P6">COUNT(DISTINCT BranchID) as count,</text:p>
      <text:p text:style-name="P6">StateName</text:p>
      <text:p text:style-name="P6">FROM</text:p>
      <text:p text:style-name="P6">data-analytics-336013.cashatrisk.BranchPartiallyDepositedTable</text:p>
      <text:p text:style-name="P6">WHERE 1 = 1</text:p>
      <text:p text:style-name="P7">AND RunningDate = '2024-05-10'</text:p>
      <text:p text:style-name="P7">and (ModelID) in ('PRAGAT', 'SHG', 'SP' ) GROUP BY StateName <text:s/></text:p>
      <text:p text:style-name="P7"/>
      <text:p text:style-name="P7"/>
      <text:p text:style-name="P8"><text:span text:style-name="T26">11.</text:span>India map Data (BND)</text:p>
      <text:p text:style-name="P8"/>
      <text:p text:style-name="P8">SELECT </text:p>
      <text:p text:style-name="P8">COUNT(DISTINCT BranchID) as count,</text:p>
      <text:p text:style-name="P8">StateName</text:p>
      <text:p text:style-name="P8">FROM</text:p>
      <text:p text:style-name="P19"><text:span text:style-name="T11">data-analytics-336013.cashatrisk.BranchNotDepositedTable</text:span></text:p>
      <text:p text:style-name="P8">WHERE 1 = 1</text:p>
      <text:p text:style-name="P8">AND RunningDate = '2024-05-10' <text:s/></text:p>
      <text:p text:style-name="P8">and (ModelID) in ('PRAGAT', 'SHG', 'SP') GROUP BY StateName</text:p>
      <text:p text:style-name="P8"/>
      <text:p text:style-name="P9"><text:span text:style-name="T26">12.</text:span>India map Data <text:span text:style-name="T19">(HRB</text:span>)</text:p>
      <text:p text:style-name="P9"/>
      <text:p text:style-name="P9">select </text:p>
      <text:p text:style-name="P9">count(DISTINCT BranchID) as count,</text:p>
      <text:p text:style-name="P9">StateName</text:p>
      <text:p text:style-name="P9">from data-analytics-336013.cashatrisk.HighRiskBchTable</text:p>
      <text:p text:style-name="P9">WHERE 1 = 1</text:p>
      <text:p text:style-name="P9">AND RunningDate = '2024-05-10'</text:p>
      <text:p text:style-name="P9">and (ModelID) in ('PRAGAT', 'SHG', 'SP') GROUP BY StateName</text:p>
      <text:p text:style-name="P9"/>
      <text:p text:style-name="P9"/>
      <text:p text:style-name="P10"><text:span text:style-name="T26">13.</text:span>India map Data <text:span text:style-name="T19">(</text:span><text:span text:style-name="T20">BH &gt; 5L</text:span>)</text:p>
      <text:p text:style-name="P10"/>
      <text:p text:style-name="P10">select </text:p>
      <text:p text:style-name="P20"><text:span text:style-name="T11">count(DISTINCT BranchID) as count,</text:span></text:p>
      <text:p text:style-name="P10">StateName</text:p>
      <text:p text:style-name="P10"><text:soft-page-break/>from data-analytics-336013.cashatrisk.BchGt5Lak</text:p>
      <text:p text:style-name="P10">WHERE 1 = 1</text:p>
      <text:p text:style-name="P10">AND RunningDate = '2024-05-10'</text:p>
      <text:p text:style-name="P10">and (ModelID) in ('PRAGAT', 'SHG', 'SP') GROUP BY StateName</text:p>
      <text:p text:style-name="P10"/>
      <text:p text:style-name="P10"/>
      <text:p text:style-name="P10"><text:span text:style-name="T26">14.</text:span>Cash Depositing Risk Indicator <text:span text:style-name="T21">(EXCEL)</text:span></text:p>
      <text:p text:style-name="P10"/>
      <text:p text:style-name="P10">select </text:p>
      <text:p text:style-name="P10">Model,StateName,RegionID,RegionName,BranchID,BranchName,EmployeeCode,EmployeeName,TresholdPct,</text:p>
      <text:p text:style-name="P10">case when TresholdPct = '&lt; 60 %' then 'Very High Rish'</text:p>
      <text:p text:style-name="P10">when TresholdPct = '&gt;= 85%' then 'Low'</text:p>
      <text:p text:style-name="P10">when TresholdPct = '&gt;= 60% and &lt;75%' then 'High Risk'</text:p>
      <text:p text:style-name="P10">when TresholdPct = '&gt;=75% &lt; 85%' then 'Moderate' ELSE '-' end as ThresholdType,</text:p>
      <text:p text:style-name="P10">CashAtBranch2M as CollectedAmount,PartiallyDepositedAmount as DepositedAmount,</text:p>
      <text:p text:style-name="P10">PendingAmountAt6PM as PendingAmount ,(PartiallyDepositedAmount - PendingAmountAt6PM) as BalanceToBeDeposited</text:p>
      <text:p text:style-name="P10">from data-analytics-336013.cashatrisk.CashDepositRiskIndecator</text:p>
      <text:p text:style-name="P10">WHERE 1=1 </text:p>
      <text:p text:style-name="P11">AND RunningDate = "'2024-05-10'" <text:s/>and (ModelID) in ("'PRAGAT'", "'SHG'", "'SP'" )</text:p>
      <text:p text:style-name="P11"/>
      <text:p text:style-name="P12"><text:span text:style-name="T26">15.</text:span>Cash Depositing Risk Indicator <text:span text:style-name="T22">(Chart)</text:span></text:p>
      <text:p text:style-name="P12"/>
      <text:p text:style-name="P12">select </text:p>
      <text:p text:style-name="P12">CASE </text:p>
      <text:p text:style-name="P12">WHEN TresholdPct = '&gt;= 75% and &lt;85%' THEN 1 </text:p>
      <text:p text:style-name="P12">WHEN TresholdPct ='&gt;= 60% and &lt;75%' <text:s/>THEN 2</text:p>
      <text:p text:style-name="P12">WHEN TresholdPct = '&lt; 60 %' THEN 3 </text:p>
      <text:p text:style-name="P12">END AS orderWise,</text:p>
      <text:p text:style-name="P12">sum(PartiallyDepositedAmount) as <text:s/>value1,</text:p>
      <text:p text:style-name="P12">count(distinct branchId) as value,</text:p>
      <text:p text:style-name="P12">TresholdPct as date</text:p>
      <text:p text:style-name="P12">from</text:p>
      <text:p text:style-name="P12">data-analytics-336013.cashatrisk.CashDepositRiskIndecator</text:p>
      <text:p text:style-name="P12">WHERE 1=1 </text:p>
      <text:p text:style-name="P12">AND RunningDate = '2024-05-10'</text:p>
      <text:p text:style-name="P12">AND TresholdPct not in ('&gt;= 85%')</text:p>
      <text:p text:style-name="P12">and (ModelID) in ('PRAGAT', 'SHG', 'SP' ) group by TresholdPct order by orderWise</text:p>
      <text:p text:style-name="P12"/>
      <text:p text:style-name="P12"/>
      <text:p text:style-name="P12"><text:span text:style-name="T26">16.</text:span>Cash in Branch <text:span text:style-name="T23">(EXCEL)</text:span></text:p>
      <text:p text:style-name="P12"/>
      <text:p text:style-name="P12">select </text:p>
      <text:p text:style-name="P12">Model,StateName,RegionID,RegionName,BranchID,BranchName,EmployeeCode as EmployeeId,EmployeeName,AmountClassification,</text:p>
      <text:p text:style-name="P12">OpeningBalance as CollectedAmount,AmountDeposited,CashAtBranch</text:p>
      <text:p text:style-name="P12">from data-analytics-336013.cashatrisk.CashInBranch</text:p>
      <text:p text:style-name="P12">WHERE 1 = 1</text:p>
      <text:p text:style-name="P13">AND RunningDate = <text:s/>"'2024-05-10'" and (ModelID) in ("'PRAGAT'", "'SHG'", "'SP'" )group by AmountClassification,Model,StateName,RegionID,RegionName,BranchID,BranchName,EmployeeCode,EmployeeName,OpeningBalance,</text:p>
      <text:p text:style-name="P12"><text:soft-page-break/>AmountDeposited,CashAtBranch</text:p>
      <text:p text:style-name="P12"/>
      <text:p text:style-name="P13"><text:span text:style-name="T26">17.</text:span>Cash in Branch <text:span text:style-name="T23">(Chart)</text:span></text:p>
      <text:p text:style-name="P12"/>
      <text:p text:style-name="P12">select </text:p>
      <text:p text:style-name="P12">CASE </text:p>
      <text:p text:style-name="P12">WHEN AmountClassification = '&gt;=5 Lakhs' THEN 1 </text:p>
      <text:p text:style-name="P12">WHEN AmountClassification ='&gt;=3 Lakhs &amp; &lt;5 Lakhs' <text:s/>THEN 2</text:p>
      <text:p text:style-name="P12">WHEN AmountClassification = '&gt;=1 Lakh &amp; &lt;3 Lakhs' THEN 3 </text:p>
      <text:p text:style-name="P12">WHEN AmountClassification = '&lt;1 Lakh' THEN 4</text:p>
      <text:p text:style-name="P12">END AS orderWise,</text:p>
      <text:p text:style-name="P12">count(distinct branchId) as value , AmountClassification as date</text:p>
      <text:p text:style-name="P12">from</text:p>
      <text:p text:style-name="P12">data-analytics-336013.cashatrisk.CashInBranch</text:p>
      <text:p text:style-name="P12">WHERE 1 = 1</text:p>
      <text:p text:style-name="P13">AND RunningDate = <text:s/>'2024-05-10' <text:s text:c="3"/>and (ModelID) in ('PRAGAT', 'SHG', 'SP') GROUP BY AmountClassification order by orderWise </text:p>
      <text:p text:style-name="P13"/>
      <text:p text:style-name="P13"><text:span text:style-name="T26">18.</text:span>Top 5 Repeated Offenders – Branch <text:span text:style-name="T23">(EXCEL)</text:span></text:p>
      <text:p text:style-name="P13"/>
      <text:p text:style-name="P13">select </text:p>
      <text:p text:style-name="P13">DISTINCT ModelID as Model,StateName as State,RegionID,RegionName as Region,BranchID as BranchId,BranchName as Branch,</text:p>
      <text:p text:style-name="P13">EmpId as EmployeeId,Role,No_Of_Offenders</text:p>
      <text:p text:style-name="P13">from data-analytics-336013.cashatrisk.RepeatedOffenders</text:p>
      <text:p text:style-name="P13">WHERE 1 = 1</text:p>
      <text:p text:style-name="P14">AND RunningDate = <text:s/>"'2024-05-10'" <text:s/>and (ModelID) in ("'PRAGAT'", "'SHG'", "'SP'")</text:p>
      <text:p text:style-name="P13"/>
      <text:p text:style-name="P14"><text:span text:style-name="T26">19.</text:span>Top 5 Repeated Offenders – Branch <text:span text:style-name="T24">(Chart)</text:span></text:p>
      <text:p text:style-name="P13"/>
      <text:p text:style-name="P13">select </text:p>
      <text:p text:style-name="P13">sum(No_Of_Offenders) as No_Of_Offenders,BranchName</text:p>
      <text:p text:style-name="P13">from data-analytics-336013.cashatrisk.RepeatedOffenders</text:p>
      <text:p text:style-name="P13">where 1=1 </text:p>
      <text:p text:style-name="P13">AND <text:s/>role is not null</text:p>
      <text:p text:style-name="P14">AND RunningDate = '2024-05-10' <text:s/>and (ModelID) in ('PRAGAT', 'SHG', 'SP' ) group by BranchID,BranchName</text:p>
      <text:p text:style-name="P13">order by No_Of_Offenders DESC</text:p>
      <text:p text:style-name="P13">limit 5 </text:p>
      <text:p text:style-name="P13"/>
      <text:p text:style-name="P13"><text:span text:style-name="T26">20.</text:span>Top 5 Non Remittance – SO/BM/BO <text:span text:style-name="T24">(EXCEL)</text:span></text:p>
      <text:p text:style-name="P13"/>
      <text:p text:style-name="P13">select </text:p>
      <text:p text:style-name="P13">DISTINCT ModelID as Model,StateName as State,RegionID,RegionName as Region,BranchID as BranchId,BranchName as Branch,EmpId as EmployeeId, <text:s/></text:p>
      <text:p text:style-name="P13">Role,RunningDate as NonRemittedDate,No_Of_Offenders as TimeNotDepositing</text:p>
      <text:p text:style-name="P13">from</text:p>
      <text:p text:style-name="P13">data-analytics-336013.cashatrisk.NonRemittance</text:p>
      <text:p text:style-name="P13">WHERE 1 = 1</text:p>
      <text:p text:style-name="P14">AND RunningDate = "'2024-05-10'" <text:s/>and (ModelID) in ("'PRAGAT'", "'SHG'", "'SP'")</text:p>
      <text:p text:style-name="P13"/>
      <text:p text:style-name="P13"/>
      <text:p text:style-name="P13"><text:soft-page-break/><text:span text:style-name="T26">21.</text:span>Top 5 Non Remittance – SO/BM/BO <text:span text:style-name="T24">(Chart)</text:span></text:p>
      <text:p text:style-name="P13"/>
      <text:p text:style-name="P13">select </text:p>
      <text:p text:style-name="P13">sum(No_Of_Offenders) as No_Of_Offenders,Role</text:p>
      <text:p text:style-name="P13">from data-analytics-336013.cashatrisk.NonRemittance</text:p>
      <text:p text:style-name="P13">where 1=1 </text:p>
      <text:p text:style-name="P13">AND <text:s/>role is not null</text:p>
      <text:p text:style-name="P14">AND RunningDate = '2024-05-10' <text:s text:c="3"/>and (ModelID) in ('PRAGAT', 'SHG', 'SP' ) group by Role</text:p>
      <text:p text:style-name="P13">order by No_Of_Offenders DESC</text:p>
      <text:p text:style-name="P13">limit 5 </text:p>
      <text:p text:style-name="P13"/>
      <text:p text:style-name="P13"><text:span text:style-name="T26">22.</text:span>Cash Holding for Next 7 Days <text:span text:style-name="T24">(EXCEL)</text:span></text:p>
      <text:p text:style-name="P13"/>
      <text:p text:style-name="P13">SELECT </text:p>
      <text:p text:style-name="P13">L.ModelID, L.Model, L.ZoneID, L.ZoneName,</text:p>
      <text:p text:style-name="P13">L.VerticalID, L.VerticalName, L.StateID, L.StateName, L.RegionID, L.RegionName,</text:p>
      <text:p text:style-name="P13">L.BranchID, L.BranchName, <text:s/></text:p>
      <text:p text:style-name="P13">L.EmpID, L.EmpName, L.EmpRole,</text:p>
      <text:p text:style-name="P13">CAST(L.PrdDate AS DATE) AS PrdDate,</text:p>
      <text:p text:style-name="P13">ROUND(L.PrdAmt, 2) AS PrdAmt</text:p>
      <text:p text:style-name="P13">FROM data-analytics-336013.Belstar_ML.CashAtRisk_NxtSeven_Detail L</text:p>
      <text:p text:style-name="P21"><text:span text:style-name="T11">WHERE 1 = 1</text:span></text:p>
      <text:p text:style-name="P14">AND PrdDate &gt; DATE_ADD("'2024-05-10'", INTERVAL 0 DAY)</text:p>
      <text:p text:style-name="P14">AND PrdDate &lt; DATE_ADD("'2024-05-10'", INTERVAL 8 DAY) <text:s/>and (L.ModelID) in ("'PRAGAT'", "'SHG'", "'SP'") ORDER BY L.PrdAmt DESC</text:p>
      <text:p text:style-name="P14"/>
      <text:p text:style-name="P14"><text:span text:style-name="T26">23.</text:span>Cash Holding for Next 7 Days <text:span text:style-name="T24">(Chart)</text:span></text:p>
      <text:p text:style-name="P14"/>
      <text:p text:style-name="P14">select </text:p>
      <text:p text:style-name="P14">DISTINCT EmpID,</text:p>
      <text:p text:style-name="P14">EmpName as name,</text:p>
      <text:p text:style-name="P14">SUM(ROUND(L.PrdAmt, 2)) as value</text:p>
      <text:p text:style-name="P14">FROM data-analytics-336013.Belstar_ML.CashAtRisk_NxtSeven_Detail L</text:p>
      <text:p text:style-name="P22"><text:span text:style-name="T11">WHERE 1 = 1</text:span></text:p>
      <text:p text:style-name="P14">AND L.PrdDate= '2024-05-11'</text:p>
      <text:p text:style-name="P15">AND L.Model IS NOT NULL <text:s/>and (L.ModelID) in ('PRAGAT', 'SHG', 'SP' ) <text:s text:c="2"/>GROUP BY EmpID,EmpName</text:p>
      <text:p text:style-name="P14">ORDER By value desc</text:p>
      <text:p text:style-name="P14">LIMIT 10 </text:p>
      <text:p text:style-name="P14"/>
      <text:p text:style-name="P14"/>
      <text:p text:style-name="P14"><text:span text:style-name="T26">24.</text:span>Repeated Offenders <text:span text:style-name="T25">(EXCEL)</text:span></text:p>
      <text:p text:style-name="P14"/>
      <text:p text:style-name="P14">SELECT</text:p>
      <text:p text:style-name="P14">BV.ZoneID,</text:p>
      <text:p text:style-name="P14">BV.ZoneName,</text:p>
      <text:p text:style-name="P14">BV.StateID,</text:p>
      <text:p text:style-name="P14">BV.StateName,</text:p>
      <text:p text:style-name="P14">BV.RegionID,</text:p>
      <text:p text:style-name="P14">BV.RegionName,</text:p>
      <text:p text:style-name="P14">BV.BranchName,</text:p>
      <text:p text:style-name="P14">SF.OurBranchId AS BranchId,</text:p>
      <text:p text:style-name="P14"><text:soft-page-break/>SF.CreditOfficerID AS SO_EmpID,</text:p>
      <text:p text:style-name="P14">Count(SF.CreditOfficerID) AS NoOf_Offence</text:p>
      <text:p text:style-name="P14">FROM data-analytics-336013.BrNet_UTIL.soOffenders SF</text:p>
      <text:p text:style-name="P14">INNER JOIN data-analytics-336013.BrNet_UTIL.BRNET_BranchVerticalHierarchy BV ON BV.BranchID = SF.OurBranchId</text:p>
      <text:p text:style-name="P14">WHERE 1 = 1</text:p>
      <text:p text:style-name="P14">AND CAST(SF.RunningDate AS DATE) &gt;= date_trunc(date_sub(current_date(), interval 0 month), month)</text:p>
      <text:p text:style-name="P14">AND CAST(SF.RunningDate AS DATE) &lt;= last_day(date_sub(current_date(), interval 0 month), month)</text:p>
      <text:p text:style-name="P15">AND CAST(BV.RunningDate AS DATE) = current_date - 1 <text:s/>and (ModelID) in ("'PRAGAT'", "'SHG'", "'SP'" ) GROUP BY BV.ZoneID,BV.ZoneName,BV.StateID,BV.StateName,BV.RegionID,BV.RegionName,</text:p>
      <text:p text:style-name="P14">BV.BranchName,SF.OurBranchId,SF.CreditOfficerID</text:p>
      <text:p text:style-name="P14">ORDER BY SF.CreditOfficerID DESC </text:p>
      <text:p text:style-name="P14"/>
      <text:p text:style-name="P15"><text:span text:style-name="T26">25.</text:span>Repeated Offenders <text:span text:style-name="T25">(Chart)</text:span></text:p>
      <text:p text:style-name="P15"/>
      <text:p text:style-name="P15">SELECT</text:p>
      <text:p text:style-name="P15">DISTINCT SF.CreditOfficerID as name,</text:p>
      <text:p text:style-name="P15">Count(SF.CreditOfficerID) AS value</text:p>
      <text:p text:style-name="P15">FROM data-analytics-336013.BrNet_UTIL.soOffenders SF</text:p>
      <text:p text:style-name="P15">INNER JOIN data-analytics-336013.BrNet_UTIL.BRNET_BranchVerticalHierarchy BV ON BV.BranchID = SF.OurBranchId</text:p>
      <text:p text:style-name="P15">WHERE 1 = 1</text:p>
      <text:p text:style-name="P15">AND CAST(SF.RunningDate AS DATE) &gt;= date_trunc(date_sub(current_date(), interval 0 month), month)</text:p>
      <text:p text:style-name="P15">AND CAST(SF.RunningDate AS DATE) &lt;= last_day(date_sub(current_date(), interval 0 month), month)</text:p>
      <text:p text:style-name="P15">AND CAST(BV.RunningDate AS DATE) = current_date - 1 <text:s/>and (BV.ModelID) in ('PRAGAT', 'SHG', 'SP') GROUP BY SF.CreditOfficerID</text:p>
      <text:p text:style-name="P15">order by value desc</text:p>
      <text:p text:style-name="P15">limit 10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0T12:10:37.686999685</meta:creation-date>
    <meta:generator>LibreOffice/6.4.7.2$Linux_X86_64 LibreOffice_project/40$Build-2</meta:generator>
    <dc:date>2024-05-11T10:48:41.693919791</dc:date>
    <meta:editing-duration>PT1H30M44S</meta:editing-duration>
    <meta:editing-cycles>18</meta:editing-cycles>
    <meta:document-statistic meta:table-count="0" meta:image-count="0" meta:object-count="0" meta:page-count="7" meta:paragraph-count="247" meta:word-count="1204" meta:character-count="10913" meta:non-whitespace-character-count="9854"/>
  </office:meta>
</office:document-meta>
</file>